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egoe UI" svg:font-family="'Segoe UI'" style:font-pitch="variable"/>
    <style:font-face style:name="Segoe UI1" svg:font-family="'Segoe UI'" style:font-adornments="Bold" style:font-pitch="variable"/>
    <style:font-face style:name="Segoe UI2"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rsid="0012f90f" officeooo:paragraph-rsid="0012f90f"/>
    </style:style>
    <style:style style:name="P3" style:family="paragraph" style:parent-style-name="Heading">
      <style:text-properties officeooo:rsid="00141ab5" officeooo:paragraph-rsid="00141ab5"/>
    </style:style>
    <style:style style:name="P4" style:family="paragraph" style:parent-style-name="Heading">
      <style:text-properties fo:font-style="normal" style:text-underline-style="none" officeooo:rsid="00141ab5" officeooo:paragraph-rsid="00141ab5" style:font-style-asian="normal" style:font-style-complex="normal"/>
    </style:style>
    <style:style style:name="P5" style:family="paragraph" style:parent-style-name="Heading">
      <style:text-properties fo:font-style="normal" style:text-underline-style="none" officeooo:rsid="00141ab5" officeooo:paragraph-rsid="00142a21" style:font-style-asian="normal" style:font-style-complex="normal"/>
    </style:style>
    <style:style style:name="P6" style:family="paragraph" style:parent-style-name="Text_20_body">
      <style:text-properties officeooo:rsid="0012f90f" officeooo:paragraph-rsid="0012f90f"/>
    </style:style>
    <style:style style:name="P7" style:family="paragraph" style:parent-style-name="Text_20_body">
      <style:text-properties officeooo:paragraph-rsid="0012f90f"/>
    </style:style>
    <style:style style:name="P8" style:family="paragraph" style:parent-style-name="Text_20_body">
      <style:text-properties officeooo:rsid="00141ab5" officeooo:paragraph-rsid="00141ab5"/>
    </style:style>
    <style:style style:name="P9" style:family="paragraph" style:parent-style-name="Text_20_body">
      <style:text-properties fo:font-style="normal" style:text-underline-style="none" officeooo:rsid="00141ab5" officeooo:paragraph-rsid="00141ab5" style:font-style-asian="normal" style:font-style-complex="normal"/>
    </style:style>
    <style:style style:name="P10" style:family="paragraph" style:parent-style-name="Text_20_body">
      <style:text-properties officeooo:rsid="0015265d" officeooo:paragraph-rsid="0015265d"/>
    </style:style>
    <style:style style:name="P11" style:family="paragraph" style:parent-style-name="Text_20_body">
      <style:paragraph-properties fo:break-before="page"/>
      <style:text-properties officeooo:rsid="0012f90f" officeooo:paragraph-rsid="0012f90f"/>
    </style:style>
    <style:style style:name="P12" style:family="paragraph" style:parent-style-name="Heading_20_2">
      <style:text-properties officeooo:rsid="00141ab5" officeooo:paragraph-rsid="00141ab5"/>
    </style:style>
    <style:style style:name="P13" style:family="paragraph" style:parent-style-name="Title">
      <style:text-properties officeooo:rsid="0012f90f" officeooo:paragraph-rsid="0012f90f"/>
    </style:style>
    <style:style style:name="P14" style:family="paragraph" style:parent-style-name="Subtitle">
      <style:text-properties officeooo:rsid="0012f90f" officeooo:paragraph-rsid="0012f90f"/>
    </style:style>
    <style:style style:name="P15" style:family="paragraph" style:parent-style-name="Heading_20_1">
      <style:paragraph-properties fo:break-before="page"/>
      <style:text-properties officeooo:rsid="0012f90f" officeooo:paragraph-rsid="0012f90f"/>
    </style:style>
    <style:style style:name="P16" style:family="paragraph" style:parent-style-name="Heading_20_1">
      <style:text-properties officeooo:rsid="0012f90f" officeooo:paragraph-rsid="0012f90f"/>
    </style:style>
    <style:style style:name="P17" style:family="paragraph" style:parent-style-name="Footer">
      <style:paragraph-properties fo:text-align="end" style:justify-single-word="false"/>
      <style:text-properties style:font-name="Segoe UI"/>
    </style:style>
    <style:style style:name="T1" style:family="text">
      <style:text-properties fo:font-weight="bold" style:font-weight-asian="bold" style:font-weight-complex="bold"/>
    </style:style>
    <style:style style:name="T2" style:family="text">
      <style:text-properties officeooo:rsid="00142a21"/>
    </style:style>
    <style:style style:name="T3" style:family="text">
      <style:text-properties officeooo:rsid="0015265d"/>
    </style:style>
    <style:style style:name="T4" style:family="text">
      <style:text-properties officeooo:rsid="0018637f"/>
    </style:style>
    <style:style style:name="T5" style:family="text">
      <style:text-properties officeooo:rsid="0019ec31"/>
    </style:style>
    <style:style style:name="T6" style:family="text">
      <style:text-properties officeooo:rsid="001a7b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port Projet ALGAV 2016</text:p>
      <text:p text:style-name="P6"/>
      <text:p text:style-name="P2">Par </text:p>
      <text:p text:style-name="Subtitle">Marin Dupas</text:p>
      <text:p text:style-name="P1">et</text:p>
      <text:p text:style-name="Subtitle">Alexandre Gaspard Cilia</text:p>
      <text:p text:style-name="P14"/>
      <text:p text:style-name="P11"/>
      <text:h text:style-name="P15" text:outline-level="1">Présentation</text:h>
      <text:h text:style-name="P12" text:outline-level="2">Structure 1 : Patricia-Tries</text:h>
      <text:p text:style-name="P3"><text:span text:style-name="T1">Question </text:span>1.1</text:p>
      <text:p text:style-name="P8"><text:tab/>Parmis les 128 caractères du code ASCII, le troisième semble parfaitement correspondre à ce que nous cherchons. Il est designé comme caractère “End Of Text (EXT)”, “fin de texte” en français. Cependant dans mon implementation, un PatriciaTrie possède un attribut de type booléen faisant office de caractère final. <text:s text:c="2"/></text:p>
      <text:p text:style-name="P3"><text:span text:style-name="T1">Question </text:span>1.2</text:p>
      <text:p text:style-name="P8"><text:tab/><text:span text:style-name="T3">Les primitives sont les suivantes :</text:span></text:p>
      <text:p text:style-name="P10">ajouterMot(p:PatriciaTrie, mot:String):PatriciaTrie</text:p>
      <text:p text:style-name="P10">estFinal(p:PatriciaTrie):Booléen</text:p>
      <text:p text:style-name="P10">setSubword(sw:String)</text:p>
      <text:p text:style-name="P10">getSubword():String</text:p>
      <text:p text:style-name="P10">getTries(p:PatriciaTrie):list[PatriciaTrie] <text:span text:style-name="T4">retourne les “fils” de p.</text:span> </text:p>
      <text:p text:style-name="P4"><text:span text:style-name="T1">Question</text:span> 1.3</text:p>
      <text:p text:style-name="P8"><text:tab/>Le phrase ne contient pas de caractère qui ne sont pas dans le table ASCII. Donc tout les accents de la phrase on été retirés.</text:p>
      <text:h text:style-name="P12" text:outline-level="2"><text:soft-page-break/>Structure 2 : Tries Hybrides</text:h>
      <text:p text:style-name="P4"><text:span text:style-name="T1">Question</text:span> 1.4</text:p>
      <text:p text:style-name="P4"><text:span text:style-name="T1">Question</text:span> 1.5</text:p>
      <text:h text:style-name="P16" text:outline-level="1">Fonctions avancées pour chacune des structures</text:h>
      <text:p text:style-name="P4"><text:span text:style-name="T1">Question</text:span> 2.6</text:p>
      <text:h text:style-name="P16" text:outline-level="1">Fonctions complexes</text:h>
      <text:p text:style-name="P4"><text:span text:style-name="T1">Question</text:span> <text:span text:style-name="T2">3.7</text:span></text:p>
      <text:p text:style-name="P9"><text:tab/><text:span text:style-name="T5">Pour fusionner deux Patricia je compare tout les fils des deux arbres entre eux pour verifier si ils ont un prefixe commun. J’ajoute au resultat tout ceux qui n’on rien en commun avec personne. En ce qui concerne les autres, j’identifie trois façons de les fusionner :</text:span></text:p>
      <text:p text:style-name="P9"><text:tab/><text:span text:style-name="T6">Si leurs prefixes sont identiques, je lance simplement la fussion recurcivement sur les deux tries.</text:span></text:p>
      <text:p text:style-name="P9"><text:tab/><text:span text:style-name="T6">Si leurs prefixe commun est plus petit que la taille des prefixes des tries, je créer un nouveau Trie qui a pour subword leurs prefixe en commun qui aura comme “fils” les deux anciens noeuds delèstés de leurs prefixe commun.</text:span></text:p>
      <text:p text:style-name="P9"><text:tab/><text:span text:style-name="T6">Et enfin, si un des deux Trie possèdent le prefixe commun en tant que subword, j’ajoute un nouveau Trie qui contient a pour “fils” les deux anciens Tries delèstés encore une fois du prefixe commun.</text:span></text:p>
      <text:p text:style-name="P4"><text:span text:style-name="T1">Question</text:span> <text:span text:style-name="T2">3.8</text:span></text:p>
      <text:p text:style-name="P5"><text:span text:style-name="T1">Question</text:span> <text:span text:style-name="T2">3.9</text:span></text:p>
      <text:h text:style-name="P16" text:outline-level="1">Complexités</text:h>
      <text:p text:style-name="P4"><text:span text:style-name="T1">Question</text:span> <text:span text:style-name="T2">4.10</text:span></text:p>
      <text:p text:style-name="P9"><text:tab/></text:p>
      <text:h text:style-name="P16" text:outline-level="1"><text:soft-page-break/>Étude expérimentale</text:h>
      <text:p text:style-name="P4"><text:span text:style-name="T1">Question</text:span> <text:span text:style-name="T2">5.11</text:span></text:p>
      <text:p text:style-name="P4"><text:span text:style-name="T1">Question</text:span> <text:span text:style-name="T2">5.12</text:span></text:p>
      <text:p text:style-name="P4"><text:span text:style-name="T1">Question</text:span> <text:span text:style-name="T2">5.13</text:span></text:p>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egoe UI" svg:font-family="'Segoe UI'" style:font-pitch="variable"/>
    <style:font-face style:name="Segoe UI1" svg:font-family="'Segoe UI'" style:font-adornments="Bold" style:font-pitch="variable"/>
    <style:font-face style:name="Segoe UI2"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Segoe UI2" fo:font-family="'Segoe UI'" style:font-style-name="Regular" style:font-pitch="variable" fo:font-size="12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Segoe UI2" fo:font-family="'Segoe UI'"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Segoe UI1" fo:font-family="'Segoe UI'"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Segoe UI1" fo:font-family="'Segoe UI'" style:font-style-name="Bold" style:font-pitch="variable" fo:font-size="105%"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Segoe UI"/>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5</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9:20:22.933738267</meta:creation-date>
    <dc:date>2016-12-06T22:45:51.836951107</dc:date>
    <meta:editing-duration>PT1H22M33S</meta:editing-duration>
    <meta:editing-cycles>5</meta:editing-cycles>
    <meta:generator>LibreOffice/5.1.4.2$Linux_X86_64 LibreOffice_project/10m0$Build-2</meta:generator>
    <meta:document-statistic meta:table-count="0" meta:image-count="0" meta:object-count="0" meta:page-count="5" meta:paragraph-count="39" meta:word-count="293" meta:character-count="1866" meta:non-whitespace-character-count="1605"/>
  </office:meta>
</office:document-meta>
</file>